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0" calcext:value-type="float">
            <text:p>1160</text:p>
          </table:table-cell>
          <table:table-cell table:style-name="ce7" table:formula="of:=COUNTIF([.B7:.B1000000];&quot;X&quot;)" office:value-type="float" office:value="1001" calcext:value-type="float">
            <text:p>1001</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81" calcext:value-type="float">
            <text:p>81</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4" calcext:value-type="float">
            <text:p>134</text:p>
          </table:table-cell>
          <table:table-cell table:style-name="ce25" table:formula="of:=SUM([.B2:.F2])" office:value-type="float" office:value="1236" calcext:value-type="float">
            <text:p>12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8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4">00/00/0000</text:date>, <text:time style:data-style-name="N2" text:time-value="21:31:28.8422091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14T21:32:01.229570948</dc:date>
    <meta:editing-duration>P1DT8H5M51S</meta:editing-duration>
    <meta:editing-cycles>1160</meta:editing-cycles>
    <meta:document-statistic meta:table-count="1" meta:cell-count="6999" meta:object-count="0"/>
  </office:meta>
</office:document-meta>
</file>